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break-before="page"/>
      <style:text-properties officeooo:rsid="00138cb5" officeooo:paragraph-rsid="00138cb5"/>
    </style:style>
    <style:style style:name="P2" style:family="paragraph" style:parent-style-name="Heading_20_3">
      <style:text-properties officeooo:rsid="00138cb5" officeooo:paragraph-rsid="00138cb5"/>
    </style:style>
    <style:style style:name="P3" style:family="paragraph" style:parent-style-name="Heading_20_3">
      <style:text-properties officeooo:paragraph-rsid="00138cb5"/>
    </style:style>
    <style:style style:name="P4" style:family="paragraph" style:parent-style-name="Heading_20_4">
      <style:text-properties officeooo:rsid="00138cb5" officeooo:paragraph-rsid="00138cb5"/>
    </style:style>
    <style:style style:name="P5" style:family="paragraph" style:parent-style-name="Text_20_body">
      <style:text-properties officeooo:rsid="00138cb5" officeooo:paragraph-rsid="00138cb5"/>
    </style:style>
    <style:style style:name="P6" style:family="paragraph" style:parent-style-name="Text_20_body">
      <style:paragraph-properties fo:margin-left="0cm" fo:margin-right="0cm" fo:text-indent="0cm" style:auto-text-indent="false"/>
      <style:text-properties officeooo:rsid="00138cb5" officeooo:paragraph-rsid="00138cb5"/>
    </style:style>
    <style:style style:name="P7" style:family="paragraph" style:parent-style-name="Text_20_body" style:list-style-name="L2">
      <style:text-properties officeooo:rsid="00138cb5" officeooo:paragraph-rsid="00138cb5"/>
    </style:style>
    <style:style style:name="P8" style:family="paragraph" style:parent-style-name="Text_20_body">
      <style:text-properties officeooo:paragraph-rsid="00138cb5"/>
    </style:style>
    <style:style style:name="P9" style:family="paragraph" style:parent-style-name="Text_20_body" style:list-style-name="L2">
      <style:text-properties officeooo:paragraph-rsid="00138cb5"/>
    </style:style>
    <style:style style:name="P10" style:family="paragraph" style:parent-style-name="Text_20_body">
      <style:text-properties fo:font-weight="bold" officeooo:paragraph-rsid="00138cb5" style:font-weight-asian="bold" style:font-weight-complex="bold"/>
    </style:style>
    <style:style style:name="P11" style:family="paragraph">
      <loext:graphic-properties draw:fill="none" draw:fill-color="#ffffff"/>
    </style:style>
    <style:style style:name="P12" style:family="paragraph">
      <style:paragraph-properties fo:text-align="center"/>
    </style:style>
    <style:style style:name="T1" style:family="text">
      <style:text-properties officeooo:rsid="00138cb5"/>
    </style:style>
    <style:style style:name="T2" style:family="text">
      <style:text-properties fo:color="#808080" loext:opacity="100%" officeooo:rsid="00138cb5"/>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color="#00a933" loext:opacity="100%" fo:font-weight="bold" style:font-weight-asian="bold" style:font-weight-complex="bold"/>
    </style:style>
    <style:style style:name="T6" style:family="text">
      <style:text-properties fo:color="#333333" loext:opacity="10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51cm" svg:stroke-color="#000000" draw:fill="none" draw:fill-color="#ffffff" fo:min-height="5.389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3" text:is-list-header="true"/>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
      <text:h text:style-name="P3" text:outline-level="3"><text:span text:style-name="T1">1.Patrón de las funciones</text:span></text:h>
      <text:p text:style-name="P8">CREATE or replace FUNCTION function_name(param_list)</text:p>
      <text:p text:style-name="P8"><text:span text:style-name="T1"><text:tab/></text:span>RETURNS return_type </text:p>
      <text:p text:style-name="P8"><text:tab/>LANGUAGE PLPGSQL</text:p>
      <text:p text:style-name="P8"><text:s text:c="4"/>AS </text:p>
      <text:p text:style-name="P8">$$ <text:s/></text:p>
      <text:p text:style-name="P8">DECLARE <text:s text:c="3"/></text:p>
      <text:p text:style-name="P8"><text:s/><text:span text:style-name="T2"><text:s/>--</text:span></text:p>
      <text:p text:style-name="P8">BEGIN</text:p>
      <text:p text:style-name="P8"><text:s/><text:span text:style-name="T1">--</text:span></text:p>
      <text:p text:style-name="P8"><text:s/>RETURN x; </text:p>
      <text:p text:style-name="P8">END;</text:p>
      <text:p text:style-name="P8">$$;</text:p>
      <text:h text:style-name="P4" text:outline-level="4"><text:soft-page-break/><text:tab/>1.1 Explicacion</text:h>
      <text:p text:style-name="P5">En los parametros siempre se pone primero el nombre del parametro y despues el tipo de dato que es: <text:s/>nombreEquipo varchar.</text:p>
      <text:list xml:id="list3535164680" text:style-name="L2">
        <text:list-item>
          <text:p text:style-name="P9">CREATE or replace FUNCTION function_name(param_list)</text:p>
          <text:p text:style-name="P9"><text:span text:style-name="T1">or replace --&gt; no es obligatorio ponerlo, pero es lo mejor por si despues quieres cambiar algo de la función. <text:s/>En param_list, irán los parámetros que dará el usuario(si lo precisa)</text:span></text:p>
        </text:list-item>
        <text:list-item>
          <text:p text:style-name="P9">RETURNS return_type</text:p>
          <text:p text:style-name="P7">poner que tipo va a retornar:</text:p>
          <text:list>
            <text:list-item>
              <text:p text:style-name="P7">integer</text:p>
            </text:list-item>
            <text:list-item>
              <text:p text:style-name="P7">varchar</text:p>
            </text:list-item>
          </text:list>
        </text:list-item>
        <text:list-item>
          <text:p text:style-name="P7">$$</text:p>
          <text:p text:style-name="P7">empieza la funcion</text:p>
        </text:list-item>
        <text:list-item>
          <text:p text:style-name="P7">DECLARE</text:p>
          <text:p text:style-name="P7">debajo del declare declaramos los atributos. Ej.: <text:s/><text:span text:style-name="T4">numeroJugadores</text:span> <text:span text:style-name="T5">integer</text:span></text:p>
        </text:list-item>
        <text:list-item>
          <text:p text:style-name="P7">BEGIN</text:p>
          <text:p text:style-name="P7">las funciones a realizar, son iguales a las consultas de psql pero añadiendo into ... : </text:p>
          <text:p text:style-name="P7">select count(*) into <text:span text:style-name="T4">numeroJugadores</text:span> from xogadores;</text:p>
        </text:list-item>
        <text:list-item>
          <text:p text:style-name="P7">RETURN x;</text:p>
          <text:p text:style-name="P7">En la x pondremos el atributo a devolver, en este caso sería numeroJugadores</text:p>
        </text:list-item>
        <text:list-item>
          <text:p text:style-name="P7">END;$$;</text:p>
          <text:p text:style-name="P7">La forma de decir que la función acaba</text:p>
        </text:list-item>
      </text:list>
      <text:p text:style-name="P5"/>
      <text:p text:style-name="P5"/>
      <text:p text:style-name="P5"/>
      <text:p text:style-name="P5"/>
      <text:p text:style-name="P5"/>
      <text:p text:style-name="P5"/>
      <text:p text:style-name="P5"/>
      <text:p text:style-name="P5"/>
      <text:p text:style-name="P5"/>
      <text:p text:style-name="P5"/>
      <text:h text:style-name="P2" text:outline-level="3"><text:soft-page-break/>2. Condiciones</text:h>
      <text:p text:style-name="P5">CREATE or replace FUNCTION fCompara(n1 integer, n2 integer)</text:p>
      <text:p text:style-name="P5"><text:tab/>RETURNS varchar</text:p>
      <text:p text:style-name="P5"><text:tab/>LANGUAGE PLPGSQL</text:p>
      <text:p text:style-name="P5"><text:s text:c="3"/>AS</text:p>
      <text:p text:style-name="P5">$$</text:p>
      <text:p text:style-name="P5">DECLARE</text:p>
      <text:p text:style-name="P5">x varchar;</text:p>
      <text:p text:style-name="P5">BEGIN</text:p>
      <text:p text:style-name="P5"><text:s text:c="2"/>if n1=n2 then <text:s text:c="18"/>--empieza la condicion:1º condicion</text:p>
      <text:p text:style-name="P5"><text:s text:c="11"/>x='los nº son iguales';<text:tab/><text:tab/>--muestra la 1 condicion</text:p>
      <text:p text:style-name="P6"><text:s text:c="11"/>else <text:tab/> <text:s text:c="22"/>--empieza la segunda condición, para hacer más if tienes que englobarlos <text:tab/><text:tab/> <text:s text:c="6"/>en los else</text:p>
      <text:p text:style-name="P5"><text:tab/>if n1&gt;n2 then <text:s text:c="6"/></text:p>
      <text:p text:style-name="P5"><text:tab/> <text:s text:c="4"/>x = n1 || '&gt;' || n2;</text:p>
      <text:p text:style-name="P5"><text:s text:c="2"/><text:tab/> <text:s text:c="10"/>else <text:s text:c="13"/>--3 condicion <text:s text:c="9"/><text:span text:style-name="T6"><text:s/>los || sería lo equivalente a java del + en el sout</text:span></text:p>
      <text:p text:style-name="P5"><text:s text:c="2"/><text:tab/> <text:s text:c="18"/>x = n1 || '&lt;' || n2;</text:p>
      <text:p text:style-name="P5"><text:tab/> end if; <text:s text:c="7"/>--hay que señalar cuando terminan todos los if</text:p>
      <text:p text:style-name="P5"><text:s text:c="3"/>end if;</text:p>
      <text:p text:style-name="P5"><text:s/>RETURN x;</text:p>
      <text:p text:style-name="P5">END;</text:p>
      <text:p text:style-name="P5">$$;</text:p>
      <text:p text:style-name="P5">A parte del <text:s text:c="7"/>if ---else---if---else---end if----end if<text:tab/>tambien está el if---elseif(o elsif)--end if:</text:p>
      <text:p text:style-name="P5">if n1=n2 then</text:p>
      <text:p text:style-name="P5"><text:tab/>x='los nº son iguales'</text:p>
      <text:p text:style-name="P5"><text:s text:c="2"/>elseif n1&gt;n2 then <text:s text:c="16"/>--elseif funciona como el if pero sin tener qque cerrarlo</text:p>
      <text:p text:style-name="P5"><text:tab/>x = n1 || '&gt;' || n2;</text:p>
      <text:p text:style-name="P5">end if;</text:p>
      <text:p text:style-name="P5"/>
      <text:h text:style-name="P1" text:outline-level="3">3. Excepciones</text:h>
      <text:p text:style-name="P8">CREATE or replace FUNCTION fMastresz(nome varchar)</text:p>
      <text:p text:style-name="P8"><text:tab/>RETURNS varchar</text:p>
      <text:p text:style-name="P8"><text:tab/>LANGUAGE PLPGSQL</text:p>
      <text:p text:style-name="P8"><text:s text:c="3"/>AS</text:p>
      <text:p text:style-name="P8">$$</text:p>
      <text:p text:style-name="P8">DECLARE</text:p>
      <text:p text:style-name="P8">e integer;</text:p>
      <text:p text:style-name="P8">f varchar;</text:p>
      <text:p text:style-name="P8">code varchar;</text:p>
      <text:p text:style-name="P8">BEGIN</text:p>
      <text:p text:style-name="P8"><text:span text:style-name="T1">--</text:span>STRICT es para que vaya a la excepcion, por si no existe ese nombre de equipo</text:p>
      <text:p text:style-name="P8"><draw:path text:anchor-type="paragraph" draw:z-index="0" draw:name="Curva de Bézier 1" draw:style-name="gr2" draw:text-style-name="P12" svg:width="11.4cm" svg:height="10.473cm" draw:transform="skewX (0.036651914291881) rotate (-0.0893608577021097) translate (3.73202808890691cm -0.534362133146637cm)" svg:viewBox="0 0 11401 10474" svg:d="M8312 4c317-20 635 39 950 74 345 39 676 139 977 282 333 158 519 464 720 731 174 231 186 510 254 772 67 257 113 517 161 780 49 272 18 525 6 795-13 282-81 566-178 837-96 271-118 555-242 817-141 298-313 594-551 844-268 281-479 601-803 840-303 223-537 497-851 712-288 197-568 403-870 583-284 170-582 328-881 476-303 149-617 302-955 377-323 72-612 222-939 271-330 49-611 209-937 269-313 57-600 191-913 241-314 50-607 132-918 187-315 56-609 165-907 268-293 102-608 158-910 242l-307 52-218 20"><text:p/></draw:path><draw:frame text:anchor-type="paragraph" draw:z-index="1" draw:name="Marco de texto 1" draw:style-name="gr1" draw:text-style-name="P11" svg:width="4.165cm" svg:height="5.389cm" svg:x="14.73cm" svg:y="0.363cm"><draw:text-box><text:p>No existe el nombre del equipo?</text:p><text:p/><text:p>Pues salta a la excepcion</text:p></draw:text-box></draw:frame><text:s/>select codequ into <text:span text:style-name="T3">STRICT</text:span> code from equipo where nomequ=nome;</text:p>
      <text:p text:style-name="P8"><text:s/>select count(*) into e from xogador where codequ=code;</text:p>
      <text:p text:style-name="P8">if e=3 then</text:p>
      <text:p text:style-name="P8"><text:s text:c="3"/>f = nome || ' ten 3 jugadores';</text:p>
      <text:p text:style-name="P8">elseif e=0 then</text:p>
      <text:p text:style-name="P8"><text:s text:c="3"/>f = nome || ' ten 0 jugadores';</text:p>
      <text:p text:style-name="P8">elseif e&gt;3 then</text:p>
      <text:p text:style-name="P8"><text:s text:c="3"/>f = nome || ' ten mas de 3 jugadores';</text:p>
      <text:p text:style-name="P8">else</text:p>
      <text:p text:style-name="P8"><text:s text:c="3"/>f = nome || ' ten menos de 3 jugadores';</text:p>
      <text:p text:style-name="P8">end if;</text:p>
      <text:p text:style-name="P8"><text:s/>RETURN f;</text:p>
      <text:p text:style-name="P10">exception</text:p>
      <text:p text:style-name="P8"><text:s text:c="2"/>when no_data_found then</text:p>
      <text:p text:style-name="P8"><text:s/>f = nome || ' no existe';</text:p>
      <text:p text:style-name="P8"><text:s/><text:span text:style-name="T1">RETURN</text:span> f;</text:p>
      <text:p text:style-name="P8">END;</text:p>
      <text:p text:style-name="P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21T12:22:31.959000000</dc:date>
    <meta:editing-duration>PT28M13S</meta:editing-duration>
    <meta:editing-cycles>1</meta:editing-cycles>
    <meta:generator>LibreOffice/7.4.2.3$Windows_X86_64 LibreOffice_project/382eef1f22670f7f4118c8c2dd222ec7ad009daf</meta:generator>
    <meta:document-statistic meta:table-count="0" meta:image-count="0" meta:object-count="0" meta:page-count="4" meta:paragraph-count="89" meta:word-count="445" meta:character-count="2574" meta:non-whitespace-character-count="2008"/>
  </office:meta>
</office:document-meta>
</file>